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%s</text:p>
          </table:table-cell>
          <table:table-cell table:formula="of:=STRREV(&quot;יצאתי s%&quot;)" office:value-type="string" office:string-value="%s יתאצי" calcext:value-type="string">
            <text:p>%s יתאצי</text:p>
          </table:table-cell>
          <table:table-cell office:value-type="string" calcext:value-type="string">
            <text:p>Выдано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1">
          <table:table-cell office:value-type="string" calcext:value-type="string">
            <text:p>We noticed you had Check in yesterday, but no check out.</text:p>
          </table:table-cell>
          <table:table-cell office:value-type="string" calcext:value-type="string">
            <text:p>We noticed you had Check-In yesterday, but no Check-Out</text:p>
          </table:table-cell>
          <table:table-cell office:value-type="string" calcext:value-type="string">
            <text:p>שמנו לב שהיתה לך כניסה אתמול, אבל לא יציאה</text:p>
          </table:table-cell>
          <table:table-cell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лять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23T17:41:00.608000000</dc:date>
    <meta:editing-duration>P2DT23H25M35S</meta:editing-duration>
    <meta:editing-cycles>192</meta:editing-cycles>
    <meta:generator>LibreOffice/7.3.4.2$Windows_X86_64 LibreOffice_project/728fec16bd5f605073805c3c9e7c4212a0120dc5</meta:generator>
    <meta:document-statistic meta:table-count="1" meta:cell-count="584" meta:object-count="0"/>
  </office:meta>
</office:document-meta>
</file>